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Mu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88.95" calcext:value-type="float">
            <text:p>8.90E+01</text:p>
          </table:table-cell>
          <table:table-cell table:style-name="ce1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10"/>
        </table:table-row>
        <table:table-row table:style-name="ro1" table:number-rows-repeated="5">
          <table:table-cell/>
          <table:table-cell table:style-name="ce1"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table:formula="of:=AVERAGE([.B2:.B9])" office:value-type="float" office:value="88.95" calcext:value-type="float">
            <text:p>8.90E+01</text:p>
          </table:table-cell>
          <table:table-cell table:style-name="ce1" table:formula="of:=AVERAGE([.C2:.C9])" office:value-type="string" office:string-value="" calcext:value-type="error">
            <text:p>#DIV/0!</text:p>
          </table:table-cell>
          <table:table-cell table:style-name="ce1" table:formula="of:=AVERAGE([.D2:.D9])" office:value-type="string" office:string-value="" calcext:value-type="error">
            <text:p>#DIV/0!</text:p>
          </table:table-cell>
          <table:table-cell table:style-name="ce1" table:formula="of:=AVERAGE([.E2:.E9])" office:value-type="string" office:string-value="" calcext:value-type="error">
            <text:p>#DIV/0!</text:p>
          </table:table-cell>
          <table:table-cell table:style-name="ce1" table:formula="of:=AVERAGE([.F2:.F9])" office:value-type="string" office:string-value="" calcext:value-type="error">
            <text:p>#DIV/0!</text:p>
          </table:table-cell>
          <table:table-cell table:style-name="ce1" table:formula="of:=AVERAGE([.G2:.G9])" office:value-type="string" office:string-value="" calcext:value-type="error">
            <text:p>#DIV/0!</text:p>
          </table:table-cell>
          <table:table-cell table:style-name="ce1" table:formula="of:=AVERAGE([.H2:.H9])" office:value-type="string" office:string-value="" calcext:value-type="error">
            <text:p>#DIV/0!</text:p>
          </table:table-cell>
          <table:table-cell table:style-name="ce1" table:formula="of:=AVERAGE([.I2:.I9])" office:value-type="string" office:string-value="" calcext:value-type="error">
            <text:p>#DIV/0!</text:p>
          </table:table-cell>
          <table:table-cell table:style-name="ce1" table:formula="of:=AVERAGE([.J2:.J9])" office:value-type="string" office:string-value="" calcext:value-type="error">
            <text:p>#DIV/0!</text:p>
          </table:table-cell>
          <table:table-cell table:style-name="ce1" table:formula="of:=AVERAGE([.K2:.K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(MAX([.B2:.B9]) - MIN([.B2:.B9])) / 2" office:value-type="float" office:value="0" calcext:value-type="float">
            <text:p>0</text:p>
          </table:table-cell>
          <table:table-cell table:formula="of:=(MAX([.C2:.C9]) - MIN([.C2:.C9])) / 2" office:value-type="float" office:value="0" calcext:value-type="float">
            <text:p>0</text:p>
          </table:table-cell>
          <table:table-cell table:formula="of:=(MAX([.D2:.D9]) - MIN([.D2:.D9])) / 2" office:value-type="float" office:value="0" calcext:value-type="float">
            <text:p>0</text:p>
          </table:table-cell>
          <table:table-cell table:formula="of:=(MAX([.E2:.E9]) - MIN([.E2:.E9])) / 2" office:value-type="float" office:value="0" calcext:value-type="float">
            <text:p>0</text:p>
          </table:table-cell>
          <table:table-cell table:formula="of:=(MAX([.F2:.F9]) - MIN([.F2:.F9])) / 2" office:value-type="float" office:value="0" calcext:value-type="float">
            <text:p>0</text:p>
          </table:table-cell>
          <table:table-cell table:formula="of:=(MAX([.G2:.G9]) - MIN([.G2:.G9])) / 2" office:value-type="float" office:value="0" calcext:value-type="float">
            <text:p>0</text:p>
          </table:table-cell>
          <table:table-cell table:formula="of:=(MAX([.H2:.H9]) - MIN([.H2:.H9])) / 2" office:value-type="float" office:value="0" calcext:value-type="float">
            <text:p>0</text:p>
          </table:table-cell>
          <table:table-cell table:formula="of:=(MAX([.I2:.I9]) - MIN([.I2:.I9])) / 2" office:value-type="float" office:value="0" calcext:value-type="float">
            <text:p>0</text:p>
          </table:table-cell>
          <table:table-cell table:formula="of:=(MAX([.J2:.J9]) - MIN([.J2:.J9])) / 2" office:value-type="float" office:value="0" calcext:value-type="float">
            <text:p>0</text:p>
          </table:table-cell>
          <table:table-cell table:formula="of:=(MAX([.K2:.K9]) - MIN([.K2:.K9])) / 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float" office:value="2500000" calcext:value-type="float">
            <text:p>2.50E+06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formula="of:=[.B2]/[.$B$18]" office:value-type="float" office:value="0.00003558" calcext:value-type="float">
            <text:p>0.00003558</text:p>
          </table:table-cell>
          <table:table-cell table:formula="of:=[.C2]/[.$C$18]" office:value-type="string" office:string-value="" calcext:value-type="error">
            <text:p>#DIV/0!</text:p>
          </table:table-cell>
          <table:table-cell table:formula="of:=[.D2]/[.$D$18]" office:value-type="string" office:string-value="" calcext:value-type="error">
            <text:p>#DIV/0!</text:p>
          </table:table-cell>
          <table:table-cell table:formula="of:=[.E2]/[.$E$18]" office:value-type="string" office:string-value="" calcext:value-type="error">
            <text:p>#DIV/0!</text:p>
          </table:table-cell>
          <table:table-cell table:formula="of:=[.F2]/[.$F$18]" office:value-type="string" office:string-value="" calcext:value-type="error">
            <text:p>#DIV/0!</text:p>
          </table:table-cell>
          <table:table-cell table:formula="of:=[.G2]/[.$G$18]" office:value-type="string" office:string-value="" calcext:value-type="error">
            <text:p>#DIV/0!</text:p>
          </table:table-cell>
          <table:table-cell table:formula="of:=[.H2]/[.$H$18]" office:value-type="string" office:string-value="" calcext:value-type="error">
            <text:p>#DIV/0!</text:p>
          </table:table-cell>
          <table:table-cell table:formula="of:=[.I2]/[.$I$18]" office:value-type="string" office:string-value="" calcext:value-type="error">
            <text:p>#DIV/0!</text:p>
          </table:table-cell>
          <table:table-cell table:formula="of:=[.J2]/[.$J$18]" office:value-type="string" office:string-value="" calcext:value-type="error">
            <text:p>#DIV/0!</text:p>
          </table:table-cell>
          <table:table-cell table:formula="of:=[.K2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]/[.$B$18]" office:value-type="float" office:value="0" calcext:value-type="float">
            <text:p>0</text:p>
          </table:table-cell>
          <table:table-cell table:formula="of:=[.C3]/[.$C$18]" office:value-type="string" office:string-value="" calcext:value-type="error">
            <text:p>#DIV/0!</text:p>
          </table:table-cell>
          <table:table-cell table:formula="of:=[.D3]/[.$D$18]" office:value-type="string" office:string-value="" calcext:value-type="error">
            <text:p>#DIV/0!</text:p>
          </table:table-cell>
          <table:table-cell table:formula="of:=[.E3]/[.$E$18]" office:value-type="string" office:string-value="" calcext:value-type="error">
            <text:p>#DIV/0!</text:p>
          </table:table-cell>
          <table:table-cell table:formula="of:=[.F3]/[.$F$18]" office:value-type="string" office:string-value="" calcext:value-type="error">
            <text:p>#DIV/0!</text:p>
          </table:table-cell>
          <table:table-cell table:formula="of:=[.G3]/[.$G$18]" office:value-type="string" office:string-value="" calcext:value-type="error">
            <text:p>#DIV/0!</text:p>
          </table:table-cell>
          <table:table-cell table:formula="of:=[.H3]/[.$H$18]" office:value-type="string" office:string-value="" calcext:value-type="error">
            <text:p>#DIV/0!</text:p>
          </table:table-cell>
          <table:table-cell table:formula="of:=[.I3]/[.$I$18]" office:value-type="string" office:string-value="" calcext:value-type="error">
            <text:p>#DIV/0!</text:p>
          </table:table-cell>
          <table:table-cell table:formula="of:=[.J3]/[.$J$18]" office:value-type="string" office:string-value="" calcext:value-type="error">
            <text:p>#DIV/0!</text:p>
          </table:table-cell>
          <table:table-cell table:formula="of:=[.K3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]/[.$B$18]" office:value-type="float" office:value="0" calcext:value-type="float">
            <text:p>0</text:p>
          </table:table-cell>
          <table:table-cell table:formula="of:=[.C4]/[.$C$18]" office:value-type="string" office:string-value="" calcext:value-type="error">
            <text:p>#DIV/0!</text:p>
          </table:table-cell>
          <table:table-cell table:formula="of:=[.D4]/[.$D$18]" office:value-type="string" office:string-value="" calcext:value-type="error">
            <text:p>#DIV/0!</text:p>
          </table:table-cell>
          <table:table-cell table:formula="of:=[.E4]/[.$E$18]" office:value-type="string" office:string-value="" calcext:value-type="error">
            <text:p>#DIV/0!</text:p>
          </table:table-cell>
          <table:table-cell table:formula="of:=[.F4]/[.$F$18]" office:value-type="string" office:string-value="" calcext:value-type="error">
            <text:p>#DIV/0!</text:p>
          </table:table-cell>
          <table:table-cell table:formula="of:=[.G4]/[.$G$18]" office:value-type="string" office:string-value="" calcext:value-type="error">
            <text:p>#DIV/0!</text:p>
          </table:table-cell>
          <table:table-cell table:formula="of:=[.H4]/[.$H$18]" office:value-type="string" office:string-value="" calcext:value-type="error">
            <text:p>#DIV/0!</text:p>
          </table:table-cell>
          <table:table-cell table:formula="of:=[.I4]/[.$I$18]" office:value-type="string" office:string-value="" calcext:value-type="error">
            <text:p>#DIV/0!</text:p>
          </table:table-cell>
          <table:table-cell table:formula="of:=[.J4]/[.$J$18]" office:value-type="string" office:string-value="" calcext:value-type="error">
            <text:p>#DIV/0!</text:p>
          </table:table-cell>
          <table:table-cell table:formula="of:=[.K4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5]/[.$B$18]" office:value-type="float" office:value="0" calcext:value-type="float">
            <text:p>0</text:p>
          </table:table-cell>
          <table:table-cell table:formula="of:=[.C5]/[.$C$18]" office:value-type="string" office:string-value="" calcext:value-type="error">
            <text:p>#DIV/0!</text:p>
          </table:table-cell>
          <table:table-cell table:formula="of:=[.D5]/[.$D$18]" office:value-type="string" office:string-value="" calcext:value-type="error">
            <text:p>#DIV/0!</text:p>
          </table:table-cell>
          <table:table-cell table:formula="of:=[.E5]/[.$E$18]" office:value-type="string" office:string-value="" calcext:value-type="error">
            <text:p>#DIV/0!</text:p>
          </table:table-cell>
          <table:table-cell table:formula="of:=[.F5]/[.$F$18]" office:value-type="string" office:string-value="" calcext:value-type="error">
            <text:p>#DIV/0!</text:p>
          </table:table-cell>
          <table:table-cell table:formula="of:=[.G5]/[.$G$18]" office:value-type="string" office:string-value="" calcext:value-type="error">
            <text:p>#DIV/0!</text:p>
          </table:table-cell>
          <table:table-cell table:formula="of:=[.H5]/[.$H$18]" office:value-type="string" office:string-value="" calcext:value-type="error">
            <text:p>#DIV/0!</text:p>
          </table:table-cell>
          <table:table-cell table:formula="of:=[.I5]/[.$I$18]" office:value-type="string" office:string-value="" calcext:value-type="error">
            <text:p>#DIV/0!</text:p>
          </table:table-cell>
          <table:table-cell table:formula="of:=[.J5]/[.$J$18]" office:value-type="string" office:string-value="" calcext:value-type="error">
            <text:p>#DIV/0!</text:p>
          </table:table-cell>
          <table:table-cell table:formula="of:=[.K5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6]/[.$B$18]" office:value-type="float" office:value="0" calcext:value-type="float">
            <text:p>0</text:p>
          </table:table-cell>
          <table:table-cell table:formula="of:=[.C6]/[.$C$18]" office:value-type="string" office:string-value="" calcext:value-type="error">
            <text:p>#DIV/0!</text:p>
          </table:table-cell>
          <table:table-cell table:formula="of:=[.D6]/[.$D$18]" office:value-type="string" office:string-value="" calcext:value-type="error">
            <text:p>#DIV/0!</text:p>
          </table:table-cell>
          <table:table-cell table:formula="of:=[.E6]/[.$E$18]" office:value-type="string" office:string-value="" calcext:value-type="error">
            <text:p>#DIV/0!</text:p>
          </table:table-cell>
          <table:table-cell table:formula="of:=[.F6]/[.$F$18]" office:value-type="string" office:string-value="" calcext:value-type="error">
            <text:p>#DIV/0!</text:p>
          </table:table-cell>
          <table:table-cell table:formula="of:=[.G6]/[.$G$18]" office:value-type="string" office:string-value="" calcext:value-type="error">
            <text:p>#DIV/0!</text:p>
          </table:table-cell>
          <table:table-cell table:formula="of:=[.H6]/[.$H$18]" office:value-type="string" office:string-value="" calcext:value-type="error">
            <text:p>#DIV/0!</text:p>
          </table:table-cell>
          <table:table-cell table:formula="of:=[.I6]/[.$I$18]" office:value-type="string" office:string-value="" calcext:value-type="error">
            <text:p>#DIV/0!</text:p>
          </table:table-cell>
          <table:table-cell table:formula="of:=[.J6]/[.$J$18]" office:value-type="string" office:string-value="" calcext:value-type="error">
            <text:p>#DIV/0!</text:p>
          </table:table-cell>
          <table:table-cell table:formula="of:=[.K6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7]/[.$B$18]" office:value-type="float" office:value="0" calcext:value-type="float">
            <text:p>0</text:p>
          </table:table-cell>
          <table:table-cell table:formula="of:=[.C7]/[.$C$18]" office:value-type="string" office:string-value="" calcext:value-type="error">
            <text:p>#DIV/0!</text:p>
          </table:table-cell>
          <table:table-cell table:formula="of:=[.D7]/[.$D$18]" office:value-type="string" office:string-value="" calcext:value-type="error">
            <text:p>#DIV/0!</text:p>
          </table:table-cell>
          <table:table-cell table:formula="of:=[.E7]/[.$E$18]" office:value-type="string" office:string-value="" calcext:value-type="error">
            <text:p>#DIV/0!</text:p>
          </table:table-cell>
          <table:table-cell table:formula="of:=[.F7]/[.$F$18]" office:value-type="string" office:string-value="" calcext:value-type="error">
            <text:p>#DIV/0!</text:p>
          </table:table-cell>
          <table:table-cell table:formula="of:=[.G7]/[.$G$18]" office:value-type="string" office:string-value="" calcext:value-type="error">
            <text:p>#DIV/0!</text:p>
          </table:table-cell>
          <table:table-cell table:formula="of:=[.H7]/[.$H$18]" office:value-type="string" office:string-value="" calcext:value-type="error">
            <text:p>#DIV/0!</text:p>
          </table:table-cell>
          <table:table-cell table:formula="of:=[.I7]/[.$I$18]" office:value-type="string" office:string-value="" calcext:value-type="error">
            <text:p>#DIV/0!</text:p>
          </table:table-cell>
          <table:table-cell table:formula="of:=[.J7]/[.$J$18]" office:value-type="string" office:string-value="" calcext:value-type="error">
            <text:p>#DIV/0!</text:p>
          </table:table-cell>
          <table:table-cell table:formula="of:=[.K7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8]/[.$B$18]" office:value-type="float" office:value="0" calcext:value-type="float">
            <text:p>0</text:p>
          </table:table-cell>
          <table:table-cell table:formula="of:=[.C8]/[.$C$18]" office:value-type="string" office:string-value="" calcext:value-type="error">
            <text:p>#DIV/0!</text:p>
          </table:table-cell>
          <table:table-cell table:formula="of:=[.D8]/[.$D$18]" office:value-type="string" office:string-value="" calcext:value-type="error">
            <text:p>#DIV/0!</text:p>
          </table:table-cell>
          <table:table-cell table:formula="of:=[.E8]/[.$E$18]" office:value-type="string" office:string-value="" calcext:value-type="error">
            <text:p>#DIV/0!</text:p>
          </table:table-cell>
          <table:table-cell table:formula="of:=[.F8]/[.$F$18]" office:value-type="string" office:string-value="" calcext:value-type="error">
            <text:p>#DIV/0!</text:p>
          </table:table-cell>
          <table:table-cell table:formula="of:=[.G8]/[.$G$18]" office:value-type="string" office:string-value="" calcext:value-type="error">
            <text:p>#DIV/0!</text:p>
          </table:table-cell>
          <table:table-cell table:formula="of:=[.H8]/[.$H$18]" office:value-type="string" office:string-value="" calcext:value-type="error">
            <text:p>#DIV/0!</text:p>
          </table:table-cell>
          <table:table-cell table:formula="of:=[.I8]/[.$I$18]" office:value-type="string" office:string-value="" calcext:value-type="error">
            <text:p>#DIV/0!</text:p>
          </table:table-cell>
          <table:table-cell table:formula="of:=[.J8]/[.$J$18]" office:value-type="string" office:string-value="" calcext:value-type="error">
            <text:p>#DIV/0!</text:p>
          </table:table-cell>
          <table:table-cell table:formula="of:=[.K8]/[.$K$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9]/[.$B$18]" office:value-type="float" office:value="0" calcext:value-type="float">
            <text:p>0</text:p>
          </table:table-cell>
          <table:table-cell table:formula="of:=[.C9]/[.$C$18]" office:value-type="string" office:string-value="" calcext:value-type="error">
            <text:p>#DIV/0!</text:p>
          </table:table-cell>
          <table:table-cell table:formula="of:=[.D9]/[.$D$18]" office:value-type="string" office:string-value="" calcext:value-type="error">
            <text:p>#DIV/0!</text:p>
          </table:table-cell>
          <table:table-cell table:formula="of:=[.E9]/[.$E$18]" office:value-type="string" office:string-value="" calcext:value-type="error">
            <text:p>#DIV/0!</text:p>
          </table:table-cell>
          <table:table-cell table:formula="of:=[.F9]/[.$F$18]" office:value-type="string" office:string-value="" calcext:value-type="error">
            <text:p>#DIV/0!</text:p>
          </table:table-cell>
          <table:table-cell table:formula="of:=[.G9]/[.$G$18]" office:value-type="string" office:string-value="" calcext:value-type="error">
            <text:p>#DIV/0!</text:p>
          </table:table-cell>
          <table:table-cell table:formula="of:=[.H9]/[.$H$18]" office:value-type="string" office:string-value="" calcext:value-type="error">
            <text:p>#DIV/0!</text:p>
          </table:table-cell>
          <table:table-cell table:formula="of:=[.I9]/[.$I$18]" office:value-type="string" office:string-value="" calcext:value-type="error">
            <text:p>#DIV/0!</text:p>
          </table:table-cell>
          <table:table-cell table:formula="of:=[.J9]/[.$J$18]" office:value-type="string" office:string-value="" calcext:value-type="error">
            <text:p>#DIV/0!</text:p>
          </table:table-cell>
          <table:table-cell table:formula="of:=[.K9]/[.$K$18]" office:value-type="string" office:string-value="" calcext:value-type="error">
            <text:p>#DIV/0!</text:p>
          </table:table-cell>
        </table:table-row>
      </table:table>
      <table:table table:name="ZfpMul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758866666666667" calcext:value-type="float">
            <text:p>7.59E-04</text:p>
          </table:table-cell>
          <table:table-cell table:style-name="ce1" office:value-type="float" office:value="0.0062555" calcext:value-type="float">
            <text:p>6.26E-03</text:p>
          </table:table-cell>
          <table:table-cell table:style-name="ce1" office:value-type="float" office:value="0.04462" calcext:value-type="float">
            <text:p>4.46E-02</text:p>
          </table:table-cell>
          <table:table-cell table:style-name="ce1" office:value-type="float" office:value="0.3016" calcext:value-type="float">
            <text:p>3.02E-01</text:p>
          </table:table-cell>
          <table:table-cell table:style-name="ce1" office:value-type="float" office:value="3.89466666666667" calcext:value-type="float">
            <text:p>3.89E+00</text:p>
          </table:table-cell>
          <table:table-cell table:style-name="ce1" office:value-type="float" office:value="26.89" calcext:value-type="float">
            <text:p>2.69E+01</text:p>
          </table:table-cell>
          <table:table-cell table:style-name="ce1" office:value-type="float" office:value="251.28" calcext:value-type="float">
            <text:p>2.51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802933333333333" calcext:value-type="float">
            <text:p>8.03E-04</text:p>
          </table:table-cell>
          <table:table-cell table:style-name="ce1" office:value-type="float" office:value="0.0047385" calcext:value-type="float">
            <text:p>4.74E-03</text:p>
          </table:table-cell>
          <table:table-cell table:style-name="ce1" office:value-type="float" office:value="0.0446566666666667" calcext:value-type="float">
            <text:p>4.47E-02</text:p>
          </table:table-cell>
          <table:table-cell table:style-name="ce1" office:value-type="float" office:value="0.31" calcext:value-type="float">
            <text:p>3.10E-01</text:p>
          </table:table-cell>
          <table:table-cell table:style-name="ce1" office:value-type="float" office:value="3.10066666666667" calcext:value-type="float">
            <text:p>3.10E+00</text:p>
          </table:table-cell>
          <table:table-cell table:style-name="ce1" office:value-type="float" office:value="27.0066666666667" calcext:value-type="float">
            <text:p>2.70E+01</text:p>
          </table:table-cell>
          <table:table-cell table:style-name="ce1" office:value-type="float" office:value="271.83" calcext:value-type="float">
            <text:p>2.72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745133333333333" calcext:value-type="float">
            <text:p>7.45E-04</text:p>
          </table:table-cell>
          <table:table-cell table:style-name="ce1" office:value-type="float" office:value="0.005907" calcext:value-type="float">
            <text:p>5.91E-03</text:p>
          </table:table-cell>
          <table:table-cell table:style-name="ce1" office:value-type="float" office:value="0.0393866666666667" calcext:value-type="float">
            <text:p>3.94E-02</text:p>
          </table:table-cell>
          <table:table-cell table:style-name="ce1" office:value-type="float" office:value="0.331766666666667" calcext:value-type="float">
            <text:p>3.32E-01</text:p>
          </table:table-cell>
          <table:table-cell table:style-name="ce1" office:value-type="float" office:value="3.121" calcext:value-type="float">
            <text:p>3.12E+00</text:p>
          </table:table-cell>
          <table:table-cell table:style-name="ce1" office:value-type="float" office:value="28.9533333333333" calcext:value-type="float">
            <text:p>2.90E+01</text:p>
          </table:table-cell>
          <table:table-cell table:style-name="ce1" office:value-type="float" office:value="275.19" calcext:value-type="float">
            <text:p>2.75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733333333333333" calcext:value-type="float">
            <text:p>7.33E-04</text:p>
          </table:table-cell>
          <table:table-cell table:style-name="ce1" office:value-type="float" office:value="0.006568" calcext:value-type="float">
            <text:p>6.57E-03</text:p>
          </table:table-cell>
          <table:table-cell table:style-name="ce1" office:value-type="float" office:value="0.03965" calcext:value-type="float">
            <text:p>3.97E-02</text:p>
          </table:table-cell>
          <table:table-cell table:style-name="ce1" office:value-type="float" office:value="0.323533333333333" calcext:value-type="float">
            <text:p>3.24E-01</text:p>
          </table:table-cell>
          <table:table-cell table:style-name="ce1" office:value-type="float" office:value="3.86933333333333" calcext:value-type="float">
            <text:p>3.87E+00</text:p>
          </table:table-cell>
          <table:table-cell table:style-name="ce1" office:value-type="float" office:value="29.6766666666667" calcext:value-type="float">
            <text:p>2.97E+01</text:p>
          </table:table-cell>
          <table:table-cell table:style-name="ce1" office:value-type="float" office:value="238.58" calcext:value-type="float">
            <text:p>2.39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863866666666667" calcext:value-type="float">
            <text:p>8.64E-04</text:p>
          </table:table-cell>
          <table:table-cell table:style-name="ce1" office:value-type="float" office:value="0.006419" calcext:value-type="float">
            <text:p>6.42E-03</text:p>
          </table:table-cell>
          <table:table-cell table:style-name="ce1" office:value-type="float" office:value="0.04302" calcext:value-type="float">
            <text:p>4.30E-02</text:p>
          </table:table-cell>
          <table:table-cell table:style-name="ce1" office:value-type="float" office:value="0.322933333333333" calcext:value-type="float">
            <text:p>3.23E-01</text:p>
          </table:table-cell>
          <table:table-cell table:style-name="ce1" office:value-type="float" office:value="3.29433333333333" calcext:value-type="float">
            <text:p>3.29E+00</text:p>
          </table:table-cell>
          <table:table-cell table:style-name="ce1" office:value-type="float" office:value="29.6033333333333" calcext:value-type="float">
            <text:p>2.96E+0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7048" calcext:value-type="float">
            <text:p>7.05E-04</text:p>
          </table:table-cell>
          <table:table-cell table:style-name="ce1" office:value-type="float" office:value="0.0065155" calcext:value-type="float">
            <text:p>6.52E-03</text:p>
          </table:table-cell>
          <table:table-cell table:style-name="ce1" office:value-type="float" office:value="0.0431" calcext:value-type="float">
            <text:p>4.31E-02</text:p>
          </table:table-cell>
          <table:table-cell table:style-name="ce1" office:value-type="float" office:value="0.387333333333333" calcext:value-type="float">
            <text:p>3.87E-01</text:p>
          </table:table-cell>
          <table:table-cell table:style-name="ce1" office:value-type="float" office:value="3.43166666666667" calcext:value-type="float">
            <text:p>3.43E+00</text:p>
          </table:table-cell>
          <table:table-cell table:style-name="ce1" office:value-type="float" office:value="28.2433333333333" calcext:value-type="float">
            <text:p>2.82E+0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703933333333333" calcext:value-type="float">
            <text:p>7.04E-04</text:p>
          </table:table-cell>
          <table:table-cell table:style-name="ce1" office:value-type="float" office:value="0.006515" calcext:value-type="float">
            <text:p>6.52E-03</text:p>
          </table:table-cell>
          <table:table-cell table:style-name="ce1" office:value-type="float" office:value="0.04346" calcext:value-type="float">
            <text:p>4.35E-02</text:p>
          </table:table-cell>
          <table:table-cell table:style-name="ce1" office:value-type="float" office:value="0.3428" calcext:value-type="float">
            <text:p>3.43E-01</text:p>
          </table:table-cell>
          <table:table-cell table:style-name="ce1" office:value-type="float" office:value="3.33766666666667" calcext:value-type="float">
            <text:p>3.34E+00</text:p>
          </table:table-cell>
          <table:table-cell table:style-name="ce1" office:value-type="float" office:value="27.78" calcext:value-type="float">
            <text:p>2.78E+0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813666666666667" calcext:value-type="float">
            <text:p>8.14E-04</text:p>
          </table:table-cell>
          <table:table-cell table:style-name="ce1" office:value-type="float" office:value="0.006422" calcext:value-type="float">
            <text:p>6.42E-03</text:p>
          </table:table-cell>
          <table:table-cell table:style-name="ce1" office:value-type="float" office:value="0.0435733333333333" calcext:value-type="float">
            <text:p>4.36E-02</text:p>
          </table:table-cell>
          <table:table-cell table:style-name="ce1" office:value-type="float" office:value="0.317933333333333" calcext:value-type="float">
            <text:p>3.18E-01</text:p>
          </table:table-cell>
          <table:table-cell table:style-name="ce1" office:value-type="float" office:value="3.38166666666667" calcext:value-type="float">
            <text:p>3.38E+00</text:p>
          </table:table-cell>
          <table:table-cell table:style-name="ce1" office:value-type="float" office:value="28.34" calcext:value-type="float">
            <text:p>2.83E+01</text:p>
          </table:table-cell>
          <table:table-cell table:style-name="ce1"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7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/>
          <table:table-cell table:style-name="ce1" table:formula="of:=AVERAGE([.B2:.B9])" office:value-type="float" office:value="0.000765816666666667" calcext:value-type="float">
            <text:p>7.66E-04</text:p>
          </table:table-cell>
          <table:table-cell table:style-name="ce1" table:formula="of:=AVERAGE([.C2:.C9])" office:value-type="float" office:value="0.0061675625" calcext:value-type="float">
            <text:p>6.17E-03</text:p>
          </table:table-cell>
          <table:table-cell table:style-name="ce1" table:formula="of:=AVERAGE([.D2:.D9])" office:value-type="float" office:value="0.0426833333333333" calcext:value-type="float">
            <text:p>4.27E-02</text:p>
          </table:table-cell>
          <table:table-cell table:style-name="ce1" table:formula="of:=AVERAGE([.E2:.E9])" office:value-type="float" office:value="0.3297375" calcext:value-type="float">
            <text:p>3.30E-01</text:p>
          </table:table-cell>
          <table:table-cell table:style-name="ce1" table:formula="of:=AVERAGE([.F2:.F9])" office:value-type="float" office:value="3.428875" calcext:value-type="float">
            <text:p>3.43E+00</text:p>
          </table:table-cell>
          <table:table-cell table:style-name="ce1" table:formula="of:=AVERAGE([.G2:.G9])" office:value-type="float" office:value="28.3116666666667" calcext:value-type="float">
            <text:p>2.83E+01</text:p>
          </table:table-cell>
          <table:table-cell table:style-name="ce1" table:formula="of:=AVERAGE([.H2:.H9])" office:value-type="float" office:value="259.22" calcext:value-type="float">
            <text:p>2.59E+02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(MAX([.B2:.B9]) - MIN([.B2:.B9])) / 2" office:value-type="float" office:value="0.000079966666666667" calcext:value-type="float">
            <text:p>7.9966666666667E-05</text:p>
          </table:table-cell>
          <table:table-cell table:formula="of:=(MAX([.C2:.C9]) - MIN([.C2:.C9])) / 2" office:value-type="float" office:value="0.00091475" calcext:value-type="float">
            <text:p>0.00091475</text:p>
          </table:table-cell>
          <table:table-cell table:formula="of:=(MAX([.D2:.D9]) - MIN([.D2:.D9])) / 2" office:value-type="float" office:value="0.002635" calcext:value-type="float">
            <text:p>0.002635</text:p>
          </table:table-cell>
          <table:table-cell table:formula="of:=(MAX([.E2:.E9]) - MIN([.E2:.E9])) / 2" office:value-type="float" office:value="0.0428666666666665" calcext:value-type="float">
            <text:p>0.0428666666666665</text:p>
          </table:table-cell>
          <table:table-cell table:formula="of:=(MAX([.F2:.F9]) - MIN([.F2:.F9])) / 2" office:value-type="float" office:value="0.397" calcext:value-type="float">
            <text:p>0.397</text:p>
          </table:table-cell>
          <table:table-cell table:formula="of:=(MAX([.G2:.G9]) - MIN([.G2:.G9])) / 2" office:value-type="float" office:value="1.39333333333335" calcext:value-type="float">
            <text:p>1.39333333333335</text:p>
          </table:table-cell>
          <table:table-cell table:formula="of:=(MAX([.H2:.H9]) - MIN([.H2:.H9])) / 2" office:value-type="float" office:value="18.305" calcext:value-type="float">
            <text:p>18.305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float" office:value="150000" calcext:value-type="float">
            <text:p>1.50E+05</text:p>
          </table:table-cell>
          <table:table-cell table:style-name="ce1" office:value-type="float" office:value="20000" calcext:value-type="float">
            <text:p>2.00E+04</text:p>
          </table:table-cell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formula="of:=[.B2]/[.$B$18]" office:value-type="float" office:value="0.00000000505911111111" calcext:value-type="float">
            <text:p>5.05911111111111E-09</text:p>
          </table:table-cell>
          <table:table-cell table:formula="of:=[.C2]/[.$C$18]" office:value-type="float" office:value="0.000000312775" calcext:value-type="float">
            <text:p>0.000000312775</text:p>
          </table:table-cell>
          <table:table-cell table:formula="of:=[.D2]/[.$D$18]" office:value-type="float" office:value="0.0000148733333333333" calcext:value-type="float">
            <text:p>1.48733333333333E-05</text:p>
          </table:table-cell>
          <table:table-cell table:formula="of:=[.E2]/[.$E$18]" office:value-type="float" office:value="0.00100533333333333" calcext:value-type="float">
            <text:p>0.00100533333333333</text:p>
          </table:table-cell>
          <table:table-cell table:formula="of:=[.F2]/[.$F$18]" office:value-type="float" office:value="0.129822222222222" calcext:value-type="float">
            <text:p>0.129822222222222</text:p>
          </table:table-cell>
          <table:table-cell table:formula="of:=[.G2]/[.$G$18]" office:value-type="float" office:value="8.96333333333333" calcext:value-type="float">
            <text:p>8.96333333333333</text:p>
          </table:table-cell>
          <table:table-cell table:formula="of:=[.H2]/[.$H$18]" office:value-type="float" office:value="251.28" calcext:value-type="float">
            <text:p>251.28</text:p>
          </table:table-cell>
          <table:table-cell table:number-columns-repeated="3"/>
        </table:table-row>
        <table:table-row table:style-name="ro1">
          <table:table-cell/>
          <table:table-cell table:formula="of:=[.B3]/[.$B$18]" office:value-type="float" office:value="0.00000000535288888889" calcext:value-type="float">
            <text:p>5.35288888888889E-09</text:p>
          </table:table-cell>
          <table:table-cell table:formula="of:=[.C3]/[.$C$18]" office:value-type="float" office:value="0.000000236925" calcext:value-type="float">
            <text:p>0.000000236925</text:p>
          </table:table-cell>
          <table:table-cell table:formula="of:=[.D3]/[.$D$18]" office:value-type="float" office:value="0.0000148855555555556" calcext:value-type="float">
            <text:p>1.48855555555556E-05</text:p>
          </table:table-cell>
          <table:table-cell table:formula="of:=[.E3]/[.$E$18]" office:value-type="float" office:value="0.00103333333333333" calcext:value-type="float">
            <text:p>0.00103333333333333</text:p>
          </table:table-cell>
          <table:table-cell table:formula="of:=[.F3]/[.$F$18]" office:value-type="float" office:value="0.103355555555556" calcext:value-type="float">
            <text:p>0.103355555555556</text:p>
          </table:table-cell>
          <table:table-cell table:formula="of:=[.G3]/[.$G$18]" office:value-type="float" office:value="9.00222222222223" calcext:value-type="float">
            <text:p>9.00222222222223</text:p>
          </table:table-cell>
          <table:table-cell table:formula="of:=[.H3]/[.$H$18]" office:value-type="float" office:value="271.83" calcext:value-type="float">
            <text:p>271.83</text:p>
          </table:table-cell>
          <table:table-cell table:number-columns-repeated="3"/>
        </table:table-row>
        <table:table-row table:style-name="ro1">
          <table:table-cell/>
          <table:table-cell table:formula="of:=[.B4]/[.$B$18]" office:value-type="float" office:value="0.00000000496755555556" calcext:value-type="float">
            <text:p>4.96755555555555E-09</text:p>
          </table:table-cell>
          <table:table-cell table:formula="of:=[.C4]/[.$C$18]" office:value-type="float" office:value="0.00000029535" calcext:value-type="float">
            <text:p>0.00000029535</text:p>
          </table:table-cell>
          <table:table-cell table:formula="of:=[.D4]/[.$D$18]" office:value-type="float" office:value="0.0000131288888888889" calcext:value-type="float">
            <text:p>1.31288888888889E-05</text:p>
          </table:table-cell>
          <table:table-cell table:formula="of:=[.E4]/[.$E$18]" office:value-type="float" office:value="0.00110588888888889" calcext:value-type="float">
            <text:p>0.00110588888888889</text:p>
          </table:table-cell>
          <table:table-cell table:formula="of:=[.F4]/[.$F$18]" office:value-type="float" office:value="0.104033333333333" calcext:value-type="float">
            <text:p>0.104033333333333</text:p>
          </table:table-cell>
          <table:table-cell table:formula="of:=[.G4]/[.$G$18]" office:value-type="float" office:value="9.6511111111111" calcext:value-type="float">
            <text:p>9.6511111111111</text:p>
          </table:table-cell>
          <table:table-cell table:formula="of:=[.H4]/[.$H$18]" office:value-type="float" office:value="275.19" calcext:value-type="float">
            <text:p>275.19</text:p>
          </table:table-cell>
          <table:table-cell table:number-columns-repeated="3"/>
        </table:table-row>
        <table:table-row table:style-name="ro1">
          <table:table-cell/>
          <table:table-cell table:formula="of:=[.B5]/[.$B$18]" office:value-type="float" office:value="0.00000000488888888889" calcext:value-type="float">
            <text:p>4.88888888888889E-09</text:p>
          </table:table-cell>
          <table:table-cell table:formula="of:=[.C5]/[.$C$18]" office:value-type="float" office:value="0.0000003284" calcext:value-type="float">
            <text:p>0.0000003284</text:p>
          </table:table-cell>
          <table:table-cell table:formula="of:=[.D5]/[.$D$18]" office:value-type="float" office:value="0.0000132166666666667" calcext:value-type="float">
            <text:p>1.32166666666667E-05</text:p>
          </table:table-cell>
          <table:table-cell table:formula="of:=[.E5]/[.$E$18]" office:value-type="float" office:value="0.00107844444444444" calcext:value-type="float">
            <text:p>0.00107844444444444</text:p>
          </table:table-cell>
          <table:table-cell table:formula="of:=[.F5]/[.$F$18]" office:value-type="float" office:value="0.128977777777778" calcext:value-type="float">
            <text:p>0.128977777777778</text:p>
          </table:table-cell>
          <table:table-cell table:formula="of:=[.G5]/[.$G$18]" office:value-type="float" office:value="9.89222222222223" calcext:value-type="float">
            <text:p>9.89222222222223</text:p>
          </table:table-cell>
          <table:table-cell table:formula="of:=[.H5]/[.$H$18]" office:value-type="float" office:value="238.58" calcext:value-type="float">
            <text:p>238.58</text:p>
          </table:table-cell>
          <table:table-cell table:number-columns-repeated="3"/>
        </table:table-row>
        <table:table-row table:style-name="ro1">
          <table:table-cell/>
          <table:table-cell table:formula="of:=[.B6]/[.$B$18]" office:value-type="float" office:value="0.00000000575911111111" calcext:value-type="float">
            <text:p>5.75911111111111E-09</text:p>
          </table:table-cell>
          <table:table-cell table:formula="of:=[.C6]/[.$C$18]" office:value-type="float" office:value="0.00000032095" calcext:value-type="float">
            <text:p>0.00000032095</text:p>
          </table:table-cell>
          <table:table-cell table:formula="of:=[.D6]/[.$D$18]" office:value-type="float" office:value="0.00001434" calcext:value-type="float">
            <text:p>0.00001434</text:p>
          </table:table-cell>
          <table:table-cell table:formula="of:=[.E6]/[.$E$18]" office:value-type="float" office:value="0.00107644444444444" calcext:value-type="float">
            <text:p>0.00107644444444444</text:p>
          </table:table-cell>
          <table:table-cell table:formula="of:=[.F6]/[.$F$18]" office:value-type="float" office:value="0.109811111111111" calcext:value-type="float">
            <text:p>0.109811111111111</text:p>
          </table:table-cell>
          <table:table-cell table:formula="of:=[.G6]/[.$G$18]" office:value-type="float" office:value="9.86777777777777" calcext:value-type="float">
            <text:p>9.86777777777777</text:p>
          </table:table-cell>
          <table:table-cell table:formula="of:=[.H6]/[.$H$18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[.B7]/[.$B$18]" office:value-type="float" office:value="0.00000000469866666667" calcext:value-type="float">
            <text:p>4.69866666666667E-09</text:p>
          </table:table-cell>
          <table:table-cell table:formula="of:=[.C7]/[.$C$18]" office:value-type="float" office:value="0.000000325775" calcext:value-type="float">
            <text:p>0.000000325775</text:p>
          </table:table-cell>
          <table:table-cell table:formula="of:=[.D7]/[.$D$18]" office:value-type="float" office:value="0.0000143666666666667" calcext:value-type="float">
            <text:p>1.43666666666667E-05</text:p>
          </table:table-cell>
          <table:table-cell table:formula="of:=[.E7]/[.$E$18]" office:value-type="float" office:value="0.00129111111111111" calcext:value-type="float">
            <text:p>0.00129111111111111</text:p>
          </table:table-cell>
          <table:table-cell table:formula="of:=[.F7]/[.$F$18]" office:value-type="float" office:value="0.114388888888889" calcext:value-type="float">
            <text:p>0.114388888888889</text:p>
          </table:table-cell>
          <table:table-cell table:formula="of:=[.G7]/[.$G$18]" office:value-type="float" office:value="9.41444444444443" calcext:value-type="float">
            <text:p>9.41444444444443</text:p>
          </table:table-cell>
          <table:table-cell table:formula="of:=[.H7]/[.$H$18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[.B8]/[.$B$18]" office:value-type="float" office:value="0.00000000469288888889" calcext:value-type="float">
            <text:p>4.69288888888889E-09</text:p>
          </table:table-cell>
          <table:table-cell table:formula="of:=[.C8]/[.$C$18]" office:value-type="float" office:value="0.00000032575" calcext:value-type="float">
            <text:p>0.00000032575</text:p>
          </table:table-cell>
          <table:table-cell table:formula="of:=[.D8]/[.$D$18]" office:value-type="float" office:value="0.0000144866666666667" calcext:value-type="float">
            <text:p>1.44866666666667E-05</text:p>
          </table:table-cell>
          <table:table-cell table:formula="of:=[.E8]/[.$E$18]" office:value-type="float" office:value="0.00114266666666667" calcext:value-type="float">
            <text:p>0.00114266666666667</text:p>
          </table:table-cell>
          <table:table-cell table:formula="of:=[.F8]/[.$F$18]" office:value-type="float" office:value="0.111255555555556" calcext:value-type="float">
            <text:p>0.111255555555556</text:p>
          </table:table-cell>
          <table:table-cell table:formula="of:=[.G8]/[.$G$18]" office:value-type="float" office:value="9.26" calcext:value-type="float">
            <text:p>9.26</text:p>
          </table:table-cell>
          <table:table-cell table:formula="of:=[.H8]/[.$H$18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[.B9]/[.$B$18]" office:value-type="float" office:value="0.00000000542444444444" calcext:value-type="float">
            <text:p>5.42444444444445E-09</text:p>
          </table:table-cell>
          <table:table-cell table:formula="of:=[.C9]/[.$C$18]" office:value-type="float" office:value="0.0000003211" calcext:value-type="float">
            <text:p>0.0000003211</text:p>
          </table:table-cell>
          <table:table-cell table:formula="of:=[.D9]/[.$D$18]" office:value-type="float" office:value="0.0000145244444444444" calcext:value-type="float">
            <text:p>1.45244444444444E-05</text:p>
          </table:table-cell>
          <table:table-cell table:formula="of:=[.E9]/[.$E$18]" office:value-type="float" office:value="0.00105977777777778" calcext:value-type="float">
            <text:p>0.00105977777777778</text:p>
          </table:table-cell>
          <table:table-cell table:formula="of:=[.F9]/[.$F$18]" office:value-type="float" office:value="0.112722222222222" calcext:value-type="float">
            <text:p>0.112722222222222</text:p>
          </table:table-cell>
          <table:table-cell table:formula="of:=[.G9]/[.$G$18]" office:value-type="float" office:value="9.44666666666667" calcext:value-type="float">
            <text:p>9.44666666666667</text:p>
          </table:table-cell>
          <table:table-cell table:formula="of:=[.H9]/[.$H$18]" office:value-type="float" office:value="0" calcext:value-type="float">
            <text:p>0</text:p>
          </table:table-cell>
          <table:table-cell table:style-name="Default" table:number-columns-repeated="3"/>
        </table:table-row>
      </table:table>
      <table:table table:name="NoCompressionMul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625" calcext:value-type="float">
            <text:p>6.25E-04</text:p>
          </table:table-cell>
          <table:table-cell office:value-type="float" office:value="0.00425733333333333" calcext:value-type="float">
            <text:p>4.26E-03</text:p>
          </table:table-cell>
          <table:table-cell office:value-type="float" office:value="0.03384" calcext:value-type="float">
            <text:p>3.38E-02</text:p>
          </table:table-cell>
          <table:table-cell office:value-type="float" office:value="0.24678" calcext:value-type="float">
            <text:p>2.47E-01</text:p>
          </table:table-cell>
          <table:table-cell office:value-type="float" office:value="3.59775" calcext:value-type="float">
            <text:p>3.60E+00</text:p>
          </table:table-cell>
          <table:table-cell office:value-type="float" office:value="25.05" calcext:value-type="float">
            <text:p>2.51E+01</text:p>
          </table:table-cell>
          <table:table-cell office:value-type="float" office:value="238.56" calcext:value-type="float">
            <text:p>2.39E+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60844" calcext:value-type="float">
            <text:p>6.08E-04</text:p>
          </table:table-cell>
          <table:table-cell office:value-type="float" office:value="0.003737" calcext:value-type="float">
            <text:p>3.74E-03</text:p>
          </table:table-cell>
          <table:table-cell office:value-type="float" office:value="0.02911" calcext:value-type="float">
            <text:p>2.91E-02</text:p>
          </table:table-cell>
          <table:table-cell office:value-type="float" office:value="0.25688" calcext:value-type="float">
            <text:p>2.57E-01</text:p>
          </table:table-cell>
          <table:table-cell office:value-type="float" office:value="3.555" calcext:value-type="float">
            <text:p>3.56E+00</text:p>
          </table:table-cell>
          <table:table-cell office:value-type="float" office:value="25.618" calcext:value-type="float">
            <text:p>2.56E+01</text:p>
          </table:table-cell>
          <table:table-cell office:value-type="float" office:value="230.33" calcext:value-type="float">
            <text:p>2.30E+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59832" calcext:value-type="float">
            <text:p>5.98E-04</text:p>
          </table:table-cell>
          <table:table-cell office:value-type="float" office:value="0.00367866666666667" calcext:value-type="float">
            <text:p>3.68E-03</text:p>
          </table:table-cell>
          <table:table-cell office:value-type="float" office:value="0.0275733333333333" calcext:value-type="float">
            <text:p>2.76E-02</text:p>
          </table:table-cell>
          <table:table-cell office:value-type="float" office:value="0.29288" calcext:value-type="float">
            <text:p>2.93E-01</text:p>
          </table:table-cell>
          <table:table-cell office:value-type="float" office:value="3.545" calcext:value-type="float">
            <text:p>3.55E+00</text:p>
          </table:table-cell>
          <table:table-cell office:value-type="float" office:value="26.21" calcext:value-type="float">
            <text:p>2.62E+01</text:p>
          </table:table-cell>
          <table:table-cell office:value-type="float" office:value="249.23" calcext:value-type="float">
            <text:p>2.49E+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5908" calcext:value-type="float">
            <text:p>5.91E-04</text:p>
          </table:table-cell>
          <table:table-cell office:value-type="float" office:value="0.003827" calcext:value-type="float">
            <text:p>3.83E-03</text:p>
          </table:table-cell>
          <table:table-cell office:value-type="float" office:value="0.0271933333333333" calcext:value-type="float">
            <text:p>2.72E-02</text:p>
          </table:table-cell>
          <table:table-cell office:value-type="float" office:value="0.24396" calcext:value-type="float">
            <text:p>2.44E-01</text:p>
          </table:table-cell>
          <table:table-cell office:value-type="float" office:value="3.73325" calcext:value-type="float">
            <text:p>3.73E+00</text:p>
          </table:table-cell>
          <table:table-cell office:value-type="float" office:value="32.438" calcext:value-type="float">
            <text:p>3.24E+01</text:p>
          </table:table-cell>
          <table:table-cell office:value-type="float" office:value="246.47" calcext:value-type="float">
            <text:p>2.46E+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58164" calcext:value-type="float">
            <text:p>5.82E-04</text:p>
          </table:table-cell>
          <table:table-cell office:value-type="float" office:value="0.00442666666666667" calcext:value-type="float">
            <text:p>4.43E-03</text:p>
          </table:table-cell>
          <table:table-cell office:value-type="float" office:value="0.0275833333333333" calcext:value-type="float">
            <text:p>2.76E-02</text:p>
          </table:table-cell>
          <table:table-cell office:value-type="float" office:value="0.25938" calcext:value-type="float">
            <text:p>2.59E-01</text:p>
          </table:table-cell>
          <table:table-cell office:value-type="float" office:value="3.64225" calcext:value-type="float">
            <text:p>3.64E+00</text:p>
          </table:table-cell>
          <table:table-cell office:value-type="float" office:value="23.77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3656" calcext:value-type="float">
            <text:p>5.37E-04</text:p>
          </table:table-cell>
          <table:table-cell office:value-type="float" office:value="0.00453633333333333" calcext:value-type="float">
            <text:p>4.54E-03</text:p>
          </table:table-cell>
          <table:table-cell office:value-type="float" office:value="0.0274166666666667" calcext:value-type="float">
            <text:p>2.74E-02</text:p>
          </table:table-cell>
          <table:table-cell office:value-type="float" office:value="0.26866" calcext:value-type="float">
            <text:p>2.69E-01</text:p>
          </table:table-cell>
          <table:table-cell office:value-type="float" office:value="3.63125" calcext:value-type="float">
            <text:p>3.63E+00</text:p>
          </table:table-cell>
          <table:table-cell office:value-type="float" office:value="23.81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51232" calcext:value-type="float">
            <text:p>5.12E-04</text:p>
          </table:table-cell>
          <table:table-cell office:value-type="float" office:value="0.00388966666666667" calcext:value-type="float">
            <text:p>3.89E-03</text:p>
          </table:table-cell>
          <table:table-cell office:value-type="float" office:value="0.0325766666666667" calcext:value-type="float">
            <text:p>3.26E-02</text:p>
          </table:table-cell>
          <table:table-cell office:value-type="float" office:value="0.24776" calcext:value-type="float">
            <text:p>2.48E-01</text:p>
          </table:table-cell>
          <table:table-cell office:value-type="float" office:value="3.389" calcext:value-type="float">
            <text:p>3.39E+00</text:p>
          </table:table-cell>
          <table:table-cell office:value-type="float" office:value="23.818" calcext:value-type="float">
            <text:p>2.38E+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51964" calcext:value-type="float">
            <text:p>5.20E-04</text:p>
          </table:table-cell>
          <table:table-cell office:value-type="float" office:value="0.00400466666666667" calcext:value-type="float">
            <text:p>4.00E-03</text:p>
          </table:table-cell>
          <table:table-cell office:value-type="float" office:value="0.0335566666666667" calcext:value-type="float">
            <text:p>3.36E-02</text:p>
          </table:table-cell>
          <table:table-cell office:value-type="float" office:value="0.24776" calcext:value-type="float">
            <text:p>2.48E-01</text:p>
          </table:table-cell>
          <table:table-cell office:value-type="float" office:value="3.62975" calcext:value-type="float">
            <text:p>3.63E+00</text:p>
          </table:table-cell>
          <table:table-cell office:value-type="float" office:value="23.796" calcext:value-type="float">
            <text:p>2.38E+0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Default" table:number-columns-repeated="8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10:54:48.425964292</dc:date>
    <meta:editing-duration>PT1H19M49S</meta:editing-duration>
    <meta:editing-cycles>20</meta:editing-cycles>
    <meta:generator>LibreOffice/7.3.7.2$Linux_X86_64 LibreOffice_project/30$Build-2</meta:generator>
    <meta:document-statistic meta:table-count="3" meta:cell-count="331" meta:object-count="0"/>
  </office:meta>
</office:document-meta>
</file>